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8658" officeooo:paragraph-rsid="00098658"/>
    </style:style>
    <style:style style:name="P2" style:family="paragraph" style:parent-style-name="Standard" style:list-style-name="L1">
      <style:text-properties officeooo:rsid="00098658" officeooo:paragraph-rsid="00098658"/>
    </style:style>
    <style:style style:name="P3" style:family="paragraph" style:parent-style-name="Standard" style:list-style-name="L1">
      <style:text-properties officeooo:paragraph-rsid="00098658"/>
    </style:style>
    <style:style style:name="P4" style:family="paragraph" style:parent-style-name="Standard" style:list-style-name="L1">
      <style:text-properties fo:font-weight="bold" officeooo:rsid="00098658" officeooo:paragraph-rsid="00098658" style:font-weight-asian="bold" style:font-weight-complex="bold"/>
    </style:style>
    <style:style style:name="P5" style:family="paragraph" style:parent-style-name="Standard" style:list-style-name="L1">
      <style:text-properties fo:font-weight="bold" officeooo:rsid="000b3f1c" officeooo:paragraph-rsid="000b3f1c" style:font-weight-asian="bold" style:font-weight-complex="bold"/>
    </style:style>
    <style:style style:name="P6" style:family="paragraph" style:parent-style-name="Standard">
      <style:text-properties fo:font-weight="bold" officeooo:rsid="000b3f1c" officeooo:paragraph-rsid="000b3f1c" style:font-weight-asian="bold" style:font-weight-complex="bold"/>
    </style:style>
    <style:style style:name="P7" style:family="paragraph" style:parent-style-name="Standard" style:list-style-name="L1">
      <style:text-properties fo:font-weight="bold" officeooo:rsid="000c7603" officeooo:paragraph-rsid="000c7603" style:font-weight-asian="bold" style:font-weight-complex="bold"/>
    </style:style>
    <style:style style:name="P8" style:family="paragraph" style:parent-style-name="Standard">
      <style:text-properties fo:font-weight="normal" officeooo:rsid="000b3f1c" officeooo:paragraph-rsid="000b3f1c" style:font-weight-asian="normal" style:font-weight-complex="normal"/>
    </style:style>
    <style:style style:name="P9" style:family="paragraph" style:parent-style-name="Footer">
      <style:text-properties officeooo:rsid="000b3f1c" officeooo:paragraph-rsid="000b3f1c"/>
    </style:style>
    <style:style style:name="T1" style:family="text">
      <style:text-properties officeooo:rsid="00098658"/>
    </style:style>
    <style:style style:name="T2" style:family="text">
      <style:text-properties fo:font-weight="bold" style:font-weight-asian="bold" style:font-weight-complex="bold"/>
    </style:style>
    <style:style style:name="T3" style:family="text">
      <style:text-properties fo:font-weight="bold" officeooo:rsid="0009865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c7603"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idea del TFM estará basada en un desarrollo realizado para la empresa que realizo prácticas. En este desarrollo, intervienen distintos elementos definidos de la siguiente manera:</text:p>
      <text:p text:style-name="P1"/>
      <text:p text:style-name="P1"><text:span text:style-name="T2">Consola:</text:span> ordenador de a bordo que ofrece distintas funcionalidades, de la cual nos interesa que registra la posición GPS del vehículo en el que está instalado. </text:p>
      <text:p text:style-name="P1"/>
      <text:p text:style-name="P1"><text:span text:style-name="T2">Posición GPS: </text:span>dato posicional que se almacena de manera temporal en una base de datos local de la consola, hasta que ésta es enviada a una centralita o servidor central a través de una red 3G. La posición está compuesta por distintos datos simples,</text:p>
      <text:p text:style-name="P1"/>
      <text:list xml:id="list1070159165647961671" text:style-name="L1">
        <text:list-item>
          <text:p text:style-name="P3"><text:span text:style-name="T3">Time</text:span><text:span text:style-name="T1"> (timestamp): fecha y hora en la que se tomó la posición.</text:span></text:p>
        </text:list-item>
        <text:list-item>
          <text:p text:style-name="P4">Latitude<text:span text:style-name="T4"> (double)</text:span></text:p>
        </text:list-item>
        <text:list-item>
          <text:p text:style-name="P4">Longitude <text:span text:style-name="T4">(double)</text:span></text:p>
        </text:list-item>
        <text:list-item>
          <text:p text:style-name="P4">Altitude <text:span text:style-name="T4">(double)</text:span></text:p>
        </text:list-item>
        <text:list-item>
          <text:p text:style-name="P2"><text:span text:style-name="T2">Speed</text:span> (double)</text:p>
        </text:list-item>
        <text:list-item>
          <text:p text:style-name="P2"><text:span text:style-name="T2">Climb</text:span> (double): velocidad de subida</text:p>
        </text:list-item>
        <text:list-item>
          <text:p text:style-name="P2"><text:span text:style-name="T2">Track</text:span> (double): dirección </text:p>
        </text:list-item>
        <text:list-item>
          <text:p text:style-name="P5">Ept, epy, epx, epv, epd, eps, epc<text:span text:style-name="T4"> (double): errores de precisión.(*)</text:span></text:p>
        </text:list-item>
        <text:list-item>
          <text:p text:style-name="P7"><text:span text:style-name="T5">O</text:span><text:span text:style-name="T4">tros datos que nos informen del estado del GPS, el número de satélites utilizado...</text:span></text:p>
        </text:list-item>
      </text:list>
      <text:p text:style-name="P6"/>
      <text:p text:style-name="P6"><text:span text:style-name="T4"/></text:p>
      <text:p text:style-name="P6"><text:span text:style-name="T4">En condiciones óptimas, es decir, contando con conectividad 3G a nuestra centralita, las posiciones GPS se transmiten a la centralita y se borran de la base de datos local. </text:span></text:p>
      <text:p text:style-name="P6"/>
      <text:p text:style-name="P6"><text:span text:style-name="T4">Sin embargo, en caso de pérdidas de conectividad, es posible que estas posiciones no se envíen. <text:s/>La cantidad de posiciones GPS que la consola puede almacenar es finita, por lo que llegado un límite predeterminado (o acercándonos a éste), deberíamos ser capaces de realizar unos algoritmos de condensación o consolidación que nos permitan reducir el tamaño de nuestra base de datos local, a la espera de la reconexión con la centralita.</text:span></text:p>
      <text:p text:style-name="P6"/>
      <text:p text:style-name="P8">La realización de estos algoritmos de consolidación será la parte principal del TFM, pero un estudio previo a partir de datos reales será necesario, con el fin de encontrar entre estos datos unos patrones. Gracias a estos patrones, podremos determinar cuál es el algoritmo empleado en cada momento (por ejemplo, si el coche no se ha movido en un lapso de tiempo, bastará con enviar sólo una posición y no todas las que ha almacenado a lo largo de ese lapso). </text:p>
      <text:p text:style-name="P8"/>
      <text:p text:style-name="P8">Entre los algoritmos de consolidación, podríamos encontrar algoritmos que rechacen posiciones irrelevantes o algoritmos que compriman la información para posteriormente ser descomprimida en la centrali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b3f1c" officeooo:paragraph-rsid="000b3f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 Fuente: http://search.cpan.org/dist/Net-GPSD3/lib/Net/GPSD3/Return/TPV.pm#spe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21:44:18.750472000</meta:creation-date>
    <dc:date>2015-02-18T22:18:25.412312979</dc:date>
    <meta:editing-duration>PT2M46S</meta:editing-duration>
    <meta:editing-cycles>1</meta:editing-cycles>
    <meta:document-statistic meta:table-count="0" meta:image-count="0" meta:object-count="0" meta:page-count="1" meta:paragraph-count="17" meta:word-count="368" meta:character-count="2302" meta:non-whitespace-character-count="1954"/>
    <meta:generator>LibreOffice/4.3.3.2$Linux_X86_64 LibreOffice_project/430m0$Build-2</meta:generator>
  </office:meta>
</office:document-meta>
</file>